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MX" officeooo:rsid="0000343c"/>
    </style:style>
    <style:style style:name="P2" style:family="paragraph" style:parent-style-name="Standard">
      <style:text-properties fo:language="es" fo:country="MX" officeooo:rsid="0000343c" officeooo:paragraph-rsid="0000343c"/>
    </style:style>
    <style:style style:name="P3" style:family="paragraph" style:parent-style-name="Standard">
      <style:text-properties fo:language="es" fo:country="MX" style:text-underline-style="solid" style:text-underline-width="auto" style:text-underline-color="font-color" officeooo:rsid="0000343c" officeooo:paragraph-rsid="0000343c"/>
    </style:style>
    <style:style style:name="P4" style:family="paragraph" style:parent-style-name="Standard">
      <style:text-properties fo:language="es" fo:country="MX" style:text-underline-style="none" officeooo:rsid="0000343c" officeooo:paragraph-rsid="0000343c"/>
    </style:style>
    <style:style style:name="P5" style:family="paragraph" style:parent-style-name="Standard" style:list-style-name="L1">
      <style:text-properties fo:language="es" fo:country="MX" officeooo:rsid="0000343c" officeooo:paragraph-rsid="0000343c"/>
    </style:style>
    <style:style style:name="P6" style:family="paragraph" style:parent-style-name="Standard" style:list-style-name="L1">
      <style:text-properties fo:language="es" fo:country="MX" officeooo:rsid="0015d011" officeooo:paragraph-rsid="0015d011"/>
    </style:style>
    <style:style style:name="P7" style:family="paragraph" style:parent-style-name="Standard" style:list-style-name="L1">
      <style:text-properties fo:language="es" fo:country="MX" officeooo:rsid="0014e30b" officeooo:paragraph-rsid="0000343c"/>
    </style:style>
    <style:style style:name="P8" style:family="paragraph" style:parent-style-name="Standard" style:list-style-name="L1">
      <style:text-properties fo:language="es" fo:country="MX" officeooo:rsid="0014e30b" officeooo:paragraph-rsid="0014e30b"/>
    </style:style>
    <style:style style:name="P9" style:family="paragraph" style:parent-style-name="Standard">
      <style:text-properties fo:language="es" fo:country="MX" officeooo:rsid="0014e30b" officeooo:paragraph-rsid="0014e30b"/>
    </style:style>
    <style:style style:name="P10" style:family="paragraph" style:parent-style-name="Standard">
      <style:text-properties fo:language="es" fo:country="MX" style:text-underline-style="none" officeooo:rsid="0000343c" officeooo:paragraph-rsid="0000343c"/>
    </style:style>
    <style:style style:name="P11" style:family="paragraph" style:parent-style-name="Standard">
      <style:text-properties fo:language="es" fo:country="MX" style:text-underline-style="none" officeooo:rsid="0000343c" officeooo:paragraph-rsid="001bb7c8"/>
    </style:style>
    <style:style style:name="P12" style:family="paragraph" style:parent-style-name="Standard">
      <style:text-properties fo:language="es" fo:country="MX" style:text-underline-style="none" officeooo:rsid="001bb7c8" officeooo:paragraph-rsid="001bb7c8"/>
    </style:style>
    <style:style style:name="P13" style:family="paragraph" style:parent-style-name="Standard">
      <style:text-properties fo:language="es" fo:country="MX" style:text-underline-style="none" officeooo:rsid="001c45e6" officeooo:paragraph-rsid="001c45e6"/>
    </style:style>
    <style:style style:name="P14" style:family="paragraph" style:parent-style-name="Standard">
      <style:text-properties fo:language="es" fo:country="MX" style:text-underline-style="none" officeooo:rsid="001ce725" officeooo:paragraph-rsid="001ce725"/>
    </style:style>
    <style:style style:name="P15" style:family="paragraph" style:parent-style-name="Standard">
      <style:text-properties fo:language="es" fo:country="MX" style:text-underline-style="none" officeooo:rsid="001eacab" officeooo:paragraph-rsid="001eacab"/>
    </style:style>
    <style:style style:name="P16" style:family="paragraph" style:parent-style-name="Standard">
      <style:text-properties fo:language="es" fo:country="MX" officeooo:rsid="001fbce6" officeooo:paragraph-rsid="001fbce6"/>
    </style:style>
    <style:style style:name="P17" style:family="paragraph" style:parent-style-name="Heading_20_1">
      <style:text-properties fo:language="es" fo:country="MX"/>
    </style:style>
    <style:style style:name="P18" style:family="paragraph" style:parent-style-name="Heading_20_2">
      <style:text-properties fo:language="es" fo:country="MX"/>
    </style:style>
    <style:style style:name="P19" style:family="paragraph" style:parent-style-name="Heading_20_2">
      <style:paragraph-properties fo:break-before="page"/>
      <style:text-properties fo:language="es" fo:country="MX"/>
    </style:style>
    <style:style style:name="T1" style:family="text">
      <style:text-properties officeooo:rsid="0000986f"/>
    </style:style>
    <style:style style:name="T2" style:family="text">
      <style:text-properties officeooo:rsid="00122d63"/>
    </style:style>
    <style:style style:name="T3" style:family="text">
      <style:text-properties officeooo:rsid="001740cc"/>
    </style:style>
    <style:style style:name="T4" style:family="text">
      <style:text-properties fo:language="es" fo:country="MX"/>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Notas <text:span text:style-name="T1">del libro Antropología filosófica de Ernst Cassirer.</text:span></text:h>
      <text:p text:style-name="P1"/>
      <text:h text:style-name="P18" text:outline-level="2">PREFACIO</text:h>
      <text:p text:style-name="P2"/>
      <text:p text:style-name="P2">"Un libro grande —dice Lessing—, es un gran daño".</text:p>
      <text:p text:style-name="P2"/>
      <text:p text:style-name="P2">Aquí parece que trata el tema como ciencia empírica: “he procurado colocar a los lectores en posición de juzgar por sí mismos. Claro que no ha sido posible mostrar ante ellos toda la masa de prueba empírica en que se basa mi tesis principal.”</text:p>
      <text:p text:style-name="P3"/>
      <text:h text:style-name="P18" text:outline-level="2">PRIMERA PARTE</text:h>
      <text:p text:style-name="P4"/>
      <text:p text:style-name="P4">¿QUE ES EL HOMBRE?</text:p>
      <text:p text:style-name="P4"/>
      <text:p text:style-name="P4">I. LA CRISIS EN EL CONOCIMIENTO DEL HOMBRE</text:p>
      <text:p text:style-name="P4"/>
      <text:p text:style-name="P4">PARECE reconocerse en general que la autognosis constituye el propósito supremo de la indagación filosófica.</text:p>
      <text:p text:style-name="P4"/>
      <text:p text:style-name="P4">En la historia de la filosofía el escepticismo ha sido, muy a menudo, el mero envés de un humanismo resuelto.</text:p>
      <text:p text:style-name="P4"/>
      <text:p text:style-name="P4">Sin embargo, tampoco esta manera de abordar el problema —el método introspectivo— nos abroquela contra las dudas escépticas.</text:p>
      <text:p text:style-name="P4"/>
      <text:p text:style-name="P4">La introspección nos revela tan sólo aquel pequeño sector de la vida humana que es accesible a nuestra experiencia individual; jamás podrá cubrir por completo el campo entero de los fenómenos humanos.</text:p>
      <text:p text:style-name="P4"/>
      <text:p text:style-name="P4">El mismo Aristóteles está convencido de que no es posible el conocimiento científico a través únicamente del acto de percepción; pero cuando niega la separación que Platón establece entre el mundo ideal y el empírico, habla como un biólogo.</text:p>
      <text:p text:style-name="P4"/>
      <text:p text:style-name="P4">Si adoptáramos este punto de vista biológico nos figuraríamos que la primera etapa del conocimiento humano Habría de tratar exclusivamente con el mundo exterior.</text:p>
      <text:p text:style-name="P4"/>
      <text:p text:style-name="P4">Cuanto más lejos avancemos en el desenvolvimiento de la cultura con respecto a sus orígenes la visión introvertida se va adelantando hacia el primer plano.</text:p>
      <text:p text:style-name="P4"/>
      <text:p text:style-name="P4">Los grandes pensadores religiosos han sido los primeros que han inculcado esta exigencia moral. En todas las formas superiores de la vida religiosa la máxima "conócete a ti mismo" se considera como un imperativo categórico, como una ley moral y religiosa definitiva. Sentimos con este imperativo, por decirlo así, una inversión súbita del primer instinto natural de conocimiento</text:p>
      <text:p text:style-name="P4"/>
      <text:p text:style-name="P4"><text:soft-page-break/>Εl mismo principio se manifiesta en la evolución general del pensamiento filosófico. En sus etapas primitivas la filosofía griega parece interesarse exclusivamente por el universo físico...</text:p>
      <text:p text:style-name="P4"/>
      <text:p text:style-name="P4">Heráclito se halla en la frontera entre el pensamiento cosmológico y el antropológico…</text:p>
      <text:p text:style-name="P4"/>
      <text:p text:style-name="P4">Tenemos que cumplir con la exigencia de la autorreflexión si queremos aprehender la realidad y entender su sentido; por eso le fue posible a Heráclito caracterizar toda su filosofía con estas dos palabras: έδιζησάμην έμεωτόν (me he buscado a mí mismo).</text:p>
      <text:p text:style-name="P4"/>
      <text:p text:style-name="P4">...el problema del hombre lo que separa el pensamiento socrático del presocrático…</text:p>
      <text:p text:style-name="P4"/>
      <text:p text:style-name="P4">… <text:span text:style-name="T2">[en Sócrates] no hay más que una cuestión: ¿qué es </text:span>el hombre? Sócrates sostiene y defiende siempre el ideal de una verdad objetiva, absoluta, universal, pero el único universo que conoce y al cual se refieren todas sus indagaciones es el universo del hombre.</text:p>
      <text:p text:style-name="P4"/>
      <text:p text:style-name="P4">“...soy un amante del conocimiento y los hombres que habitan en la ciudad son mis maestros y no los árboles o la comarca". (Platón, Fedro, 230.)</text:p>
      <text:p text:style-name="P4"/>
      <text:p text:style-name="P4"/>
      <text:p text:style-name="P4">Si describimos las cosas físicas en los términos de</text:p>
      <text:p text:style-name="P4">sus propiedades objetivas, el hombre sólo se puede describir y definir en términos</text:p>
      <text:p text:style-name="P4">de su conciencia.</text:p>
      <text:p text:style-name="P4"/>
      <text:p text:style-name="P4">La observación empírica y el</text:p>
      <text:p text:style-name="P4">análisis lógico, en el sentido en que fueron empleados estos términos en la</text:p>
      <text:p text:style-name="P4">filosofía presocrática, se han mostrado ineficaces e inadecuados, porque sólo en</text:p>
      <text:p text:style-name="P4">el trato con los seres humanos podemos penetrar en el carácter del hombre.</text:p>
      <text:p text:style-name="P4"/>
      <text:p text:style-name="P11">La filosofía, que hasta ahora <text:span text:style-name="T3">ha</text:span>bía sido concebida como un monólogo intelectual, se ha transformado en diálogo.</text:p>
      <text:p text:style-name="P11"/>
      <text:p text:style-name="P12">NOTA: Es decir, como ahora es el hombre al que hay que conocer, no podemos tratarlo con un mero análisis lógico y la observación empírica</text:p>
      <text:p text:style-name="P12"/>
      <text:p text:style-name="P13">La filosofía socrática trae consigo una nueva actitud más que un nuevo contenido.</text:p>
      <text:p text:style-name="P13"/>
      <text:p text:style-name="P14">Pasamos del monólogo al diálogo. El pensamiento dialéctico nos acerca a la naturaleza humana.</text:p>
      <text:p text:style-name="P14"/>
      <text:p text:style-name="P15">De una verdad acabada, aprehensible de una vez por todas, aprehendible por un es</text:p>
      <text:h text:style-name="P19" text:outline-level="2">Palabras clave </text:h>
      <text:p text:style-name="Text_20_body"><text:span text:style-name="T4"/></text:p>
      <text:list xml:id="list3788162581" text:style-name="L1">
        <text:list-item>
          <text:p text:style-name="P5">CULTURA</text:p>
        </text:list-item>
        <text:list-item>
          <text:p text:style-name="P5">ANTROPOLOGÍA FILOSÓFICA</text:p>
        </text:list-item>
        <text:list-item>
          <text:p text:style-name="P6">HOMBRE</text:p>
        </text:list-item>
        <text:list-item>
          <text:p text:style-name="P7">MONTAIGNE</text:p>
        </text:list-item>
        <text:list-item>
          <text:p text:style-name="P8">SÓCRATES</text:p>
        </text:list-item>
      </text:list>
      <text:p text:style-name="P9"/>
      <text:p text:style-name="P16">numero secreto temporal: 618930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Linux_X86_64 LibreOffice_project/10$Build-3</meta:generator>
    <dc:date>2020-08-31T22:49:44.521816021</dc:date>
    <meta:editing-duration>P3DT32M22S</meta:editing-duration>
    <meta:editing-cycles>29</meta:editing-cycles>
    <meta:document-statistic meta:table-count="0" meta:image-count="0" meta:object-count="0" meta:page-count="3" meta:paragraph-count="40" meta:word-count="638" meta:character-count="3934" meta:non-whitespace-character-count="3341"/>
  </office:meta>
</office:document-meta>
</file>